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36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68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69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0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79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8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8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9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9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0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0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17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18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2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21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31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3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4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0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7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14:09:44.519221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1-03T17:25:10.555231225</dc:date>
    <meta:editing-duration>P90DT7H32M41S</meta:editing-duration>
    <meta:editing-cycles>1755</meta:editing-cycles>
    <meta:generator>LibreOffice/6.4.6.2$Linux_X86_64 LibreOffice_project/40$Build-2</meta:generator>
    <meta:document-statistic meta:table-count="3" meta:cell-count="5485" meta:object-count="0"/>
  </office:meta>
</office:document-meta>
</file>